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ffff" style:font-name="Open Sans" fo:font-size="15pt" fo:letter-spacing="normal" fo:font-style="normal" fo:font-weight="bold" officeooo:paragraph-rsid="000e5ea0"/>
    </style:style>
    <style:style style:name="P2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ffff" style:font-name="Open Sans" fo:font-size="15pt" fo:letter-spacing="normal" fo:font-style="normal" fo:font-weight="bold" officeooo:rsid="000e5ea0" officeooo:paragraph-rsid="000e5ea0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ffff" style:font-name="Open Sans" fo:font-size="15pt" fo:letter-spacing="normal" fo:font-style="normal" fo:font-weight="bold"/>
    </style:style>
    <style:style style:name="P4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</style:style>
    <style:style style:name="P5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272822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ffff" style:font-name="Open Sans" fo:font-size="15pt" fo:letter-spacing="normal" fo:font-style="normal" fo:font-weight="bold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ffff" style:font-name="Open Sans" fo:font-size="15pt" fo:letter-spacing="normal" fo:font-style="normal" fo:font-weight="bold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Open Sans" fo:font-size="15pt" fo:letter-spacing="normal" fo:font-style="normal" fo:font-weight="bold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Open Sans" fo:font-size="15pt" fo:letter-spacing="normal" fo:font-style="normal" fo:font-weight="normal" officeooo:rsid="000efcd6" officeooo:paragraph-rsid="000efcd6" style:font-weight-asian="normal" style:font-weight-complex="normal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ffff" style:font-name="Open Sans" fo:font-size="15pt" fo:letter-spacing="normal" fo:font-style="normal" fo:font-weight="bold" fo:background-color="transparen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erif Pro" fo:font-size="13.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c9211e"/>
    </style:style>
    <style:style style:name="T2" style:family="text">
      <style:text-properties fo:color="#c9211e" style:font-name="Source Serif Pro" fo:font-size="13.5pt" fo:font-weight="normal"/>
    </style:style>
    <style:style style:name="T3" style:family="text">
      <style:text-properties fo:font-variant="normal" fo:text-transform="none" fo:color="#c0c0c0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ffffff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5" style:family="text">
      <style:text-properties fo:font-variant="normal" fo:text-transform="none" fo:color="#75715e" fo:font-size="13.5pt" fo:letter-spacing="normal" fo:font-style="normal" fo:font-weight="normal" fo:background-color="#272822" loext:char-shading-value="0" loext:padding="0cm" loext:border="none"/>
    </style:style>
    <style:style style:name="T6" style:family="text">
      <style:text-properties fo:font-variant="normal" fo:text-transform="none" fo:color="#75715e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75715e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75715e" fo:font-size="13.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75715e" fo:font-size="13.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005cc5" fo:font-size="13.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fo:font-variant="normal" fo:text-transform="none" fo:color="#005cc5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5cc5" fo:font-size="13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5cc5" fo:font-size="13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dddddd" fo:font-size="13.5pt" fo:letter-spacing="normal" fo:font-style="normal" fo:font-weight="normal" fo:background-color="#272822" loext:char-shading-value="0" loext:padding="0cm" loext:border="none"/>
    </style:style>
    <style:style style:name="T15" style:family="text">
      <style:text-properties fo:font-variant="normal" fo:text-transform="none" fo:color="#dddddd" fo:font-size="13.5pt" fo:letter-spacing="normal" fo:font-style="normal" fo:font-weight="normal" fo:background-color="#272822" loext:char-shading-value="0" loext:padding="0cm" loext:border="none"/>
    </style:style>
    <style:style style:name="T16" style:family="text">
      <style:text-properties fo:font-variant="normal" fo:text-transform="none" fo:color="#dddddd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dddddd" fo:font-size="13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dddddd" fo:font-size="13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a6e22e" fo:font-size="13.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21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22" style:family="text">
      <style:text-properties fo:font-variant="normal" fo:text-transform="none" fo:color="#111111" style:font-name="Source Serif Pro" fo:font-size="13.5pt" fo:letter-spacing="normal" fo:font-style="normal" fo:font-weight="normal"/>
    </style:style>
    <style:style style:name="T23" style:family="text">
      <style:text-properties fo:font-variant="normal" fo:text-transform="none" fo:color="#111111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24" style:family="text">
      <style:text-properties fo:font-variant="normal" fo:text-transform="none" fo:color="#111111" style:font-name="Source Serif Pro" fo:font-size="13.5pt" fo:letter-spacing="normal" fo:font-style="normal" fo:font-weight="normal" fo:background-color="transparent" loext:char-shading-value="0"/>
    </style:style>
    <style:style style:name="T25" style:family="text">
      <style:text-properties fo:font-variant="normal" fo:text-transform="none" fo:color="#111111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111111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fo:color="#111111" style:font-name="Source Serif Pro" fo:font-size="13.5pt" fo:letter-spacing="normal" fo:font-style="normal" fo:font-weight="normal" fo:background-color="transparent" loext:char-shading-value="0"/>
    </style:style>
    <style:style style:name="T28" style:family="text">
      <style:text-properties fo:font-variant="normal" fo:text-transform="none" fo:color="#000000" fo:font-size="13.5pt" fo:letter-spacing="normal" fo:font-style="normal" fo:font-weight="normal" fo:background-color="transparent" loext:char-shading-value="0" loext:padding="0cm" loext:border="none"/>
    </style:style>
    <style:style style:name="T29" style:family="text">
      <style:text-properties fo:color="#c0c0c0" style:font-name="Source Serif Pro" fo:font-size="13.5pt" fo:font-weight="normal"/>
    </style:style>
    <style:style style:name="T30" style:family="text">
      <style:text-properties style:font-name="Source Serif Pro" fo:font-size="13.5pt" fo:font-weight="normal"/>
    </style:style>
    <style:style style:name="T31" style:family="text">
      <style:text-properties style:font-name="Source Serif Pro" fo:font-size="13.5pt" fo:font-weight="normal" loext:padding="0cm" loext:border="none"/>
    </style:style>
    <style:style style:name="T32" style:family="text">
      <style:text-properties fo:font-size="13.5pt" fo:font-weight="normal" fo:background-color="transparent" loext:char-shading-value="0" loext:padding="0cm" loext:border="none"/>
    </style:style>
    <style:style style:name="T33" style:family="text">
      <style:text-properties fo:color="#000000"/>
    </style:style>
    <style:style style:name="T34" style:family="text">
      <style:text-properties fo:color="#000000" style:font-name="Source Serif Pro" fo:font-size="13.5pt" fo:font-weight="normal"/>
    </style:style>
    <style:style style:name="T35" style:family="text">
      <style:text-properties fo:color="#000000" style:font-name="Source Serif Pro" fo:font-size="13.5pt" fo:font-weight="normal" loext:padding="0cm" loext:border="none"/>
    </style:style>
    <style:style style:name="T36" style:family="text">
      <style:text-properties fo:color="#000000" fo:font-size="13.5pt" fo:font-weight="normal" fo:background-color="transparent" loext:char-shading-value="0" loext:padding="0cm" loext:border="none"/>
    </style:style>
    <style:style style:name="T37" style:family="text">
      <style:text-properties fo:color="#ff0000" fo:font-weight="normal" fo:background-color="#272822" loext:char-shading-value="0" loext:padding="0cm" loext:border="none"/>
    </style:style>
    <style:style style:name="T38" style:family="text">
      <style:text-properties fo:color="#ff0000" style:font-name="Source Serif Pro" fo:font-size="13.5pt" fo:font-weight="normal"/>
    </style:style>
    <style:style style:name="T39" style:family="text">
      <style:text-properties fo:color="#dddddd" fo:font-size="13.5pt" fo:font-weight="normal" fo:background-color="#272822" loext:char-shading-value="0" loext:padding="0cm" loext:border="none"/>
    </style:style>
    <style:style style:name="T40" style:family="text">
      <style:text-properties fo:color="#dddddd" fo:font-size="13.5pt" fo:font-weight="normal" loext:padding="0cm" loext:border="none"/>
    </style:style>
    <style:style style:name="T41" style:family="text">
      <style:text-properties fo:color="#dddddd" fo:font-size="13.5pt" fo:font-weight="normal" fo:background-color="transparent" loext:char-shading-value="0" loext:padding="0cm" loext:border="none"/>
    </style:style>
    <style:style style:name="T42" style:family="text">
      <style:text-properties fo:color="#dddddd" fo:font-size="13.5pt" fo:font-weight="normal" fo:background-color="transparent" loext:char-shading-value="0" loext:padding="0cm" loext:border="none"/>
    </style:style>
    <style:style style:name="T43" style:family="text">
      <style:text-properties fo:color="#dddddd" fo:font-size="13.5pt" fo:font-weight="normal" officeooo:rsid="000e5ea0" fo:background-color="transparent" loext:char-shading-value="0" loext:padding="0cm" loext:border="none"/>
    </style:style>
    <style:style style:name="T44" style:family="text">
      <style:text-properties fo:color="#75715e" fo:font-size="13.5pt" fo:font-weight="normal" fo:background-color="#272822" loext:char-shading-value="0" loext:padding="0cm" loext:border="none"/>
    </style:style>
    <style:style style:name="T45" style:family="text">
      <style:text-properties fo:color="#75715e" fo:font-size="13.5pt" fo:font-weight="normal" fo:background-color="#272822" loext:char-shading-value="0" loext:padding="0cm" loext:border="none"/>
    </style:style>
    <style:style style:name="T46" style:family="text">
      <style:text-properties fo:color="#75715e" fo:font-size="13.5pt" fo:font-weight="normal" loext:padding="0cm" loext:border="none"/>
    </style:style>
    <style:style style:name="T47" style:family="text">
      <style:text-properties fo:color="#75715e" fo:font-size="13.5pt" fo:font-weight="normal" loext:padding="0cm" loext:border="none"/>
    </style:style>
    <style:style style:name="T48" style:family="text">
      <style:text-properties fo:color="#75715e" fo:font-size="13.5pt" fo:font-weight="normal" fo:background-color="transparent" loext:char-shading-value="0" loext:padding="0cm" loext:border="none"/>
    </style:style>
    <style:style style:name="T49" style:family="text">
      <style:text-properties fo:color="#75715e" fo:font-size="13.5pt" fo:font-weight="normal" fo:background-color="transparent" loext:char-shading-value="0" loext:padding="0cm" loext:border="none"/>
    </style:style>
    <style:style style:name="T50" style:family="text">
      <style:text-properties fo:color="#75715e" fo:font-size="13.5pt" fo:font-weight="normal" officeooo:rsid="000e5ea0" fo:background-color="transparent" loext:char-shading-value="0" loext:padding="0cm" loext:border="none"/>
    </style:style>
    <style:style style:name="T51" style:family="text">
      <style:text-properties fo:color="#005cc5" fo:font-size="13.5pt" fo:font-weight="normal" fo:background-color="#272822" loext:char-shading-value="0" loext:padding="0cm" loext:border="none"/>
    </style:style>
    <style:style style:name="T52" style:family="text">
      <style:text-properties fo:color="#005cc5" fo:font-size="13.5pt" fo:font-weight="normal" loext:padding="0cm" loext:border="none"/>
    </style:style>
    <style:style style:name="T53" style:family="text">
      <style:text-properties fo:color="#005cc5" fo:font-size="13.5pt" fo:font-weight="normal" fo:background-color="transparent" loext:char-shading-value="0" loext:padding="0cm" loext:border="none"/>
    </style:style>
    <style:style style:name="T54" style:family="text">
      <style:text-properties fo:color="#005cc5" fo:font-size="13.5pt" fo:font-weight="normal" fo:background-color="transparent" loext:char-shading-value="0" loext:padding="0cm" loext:border="none"/>
    </style:style>
    <style:style style:name="T55" style:family="text">
      <style:text-properties fo:color="#005cc5" fo:font-size="13.5pt" fo:font-weight="normal" officeooo:rsid="000e5ea0" fo:background-color="transparent" loext:char-shading-value="0" loext:padding="0cm" loext:border="none"/>
    </style:style>
    <style:style style:name="T56" style:family="text">
      <style:text-properties fo:color="#a6e22e" fo:font-size="13.5pt" fo:font-weight="normal" fo:background-color="#272822" loext:char-shading-value="0" loext:padding="0cm" loext:border="none"/>
    </style:style>
    <style:style style:name="T57" style:family="text">
      <style:text-properties fo:color="#a6e22e" fo:font-size="13.5pt" fo:font-weight="normal" loext:padding="0cm" loext:border="none"/>
    </style:style>
    <style:style style:name="T58" style:family="text">
      <style:text-properties fo:color="#a6e22e" fo:font-size="13.5pt" fo:font-weight="normal" fo:background-color="transparent" loext:char-shading-value="0" loext:padding="0cm" loext:border="none"/>
    </style:style>
    <style:style style:name="T59" style:family="text">
      <style:text-properties fo:color="#a6e22e" fo:font-size="13.5pt" fo:font-weight="normal" fo:background-color="transparent" loext:char-shading-value="0" loext:padding="0cm" loext:border="none"/>
    </style:style>
    <style:style style:name="T60" style:family="text">
      <style:text-properties fo:color="#111111" fo:font-size="13.5pt" fo:font-weight="normal" fo:background-color="transparent" loext:char-shading-value="0" loext:padding="0cm" loext:border="none"/>
    </style:style>
    <style:style style:name="T61" style:family="text">
      <style:text-properties fo:color="#111111" style:font-name="Source Serif Pro" fo:font-size="13.5pt" fo:font-weight="normal"/>
    </style:style>
    <style:style style:name="T62" style:family="text">
      <style:text-properties fo:color="#111111" style:font-name="Source Serif Pro" fo:font-size="13.5pt" fo:font-weight="normal" loext:padding="0cm" loext:border="none"/>
    </style:style>
    <style:style style:name="T63" style:family="text">
      <style:text-properties fo:color="#111111" style:font-name="Source Serif Pro" fo:font-size="13.5pt" fo:font-weight="normal" officeooo:rsid="000e5ea0"/>
    </style:style>
    <style:style style:name="T64" style:family="text">
      <style:text-properties fo:color="#0095dd" style:font-name="Source Serif Pro" fo:font-size="13.5pt" fo:font-weight="normal" loext:padding="0cm" loext:border="none"/>
    </style:style>
    <style:style style:name="T65" style:family="text">
      <style:text-properties fo:color="#2a6099" style:font-name="Source Serif Pro" fo:font-size="13.5pt" fo:font-weight="normal" officeooo:rsid="000e5ea0"/>
    </style:style>
    <style:style style:name="T66" style:family="text">
      <style:text-properties fo:color="#2a6099" style:font-name="Source Serif Pro" fo:font-size="13.5pt" fo:font-weight="normal" loext:padding="0cm" loext:border="none"/>
    </style:style>
    <style:style style:name="T67" style:family="text">
      <style:text-properties fo:color="#2a6099" style:font-name="Source Serif Pro" fo:font-size="13.5pt" officeooo:rsid="000e5ea0" style:font-weight-asian="bold" style:font-weight-complex="bold"/>
    </style:style>
    <style:style style:name="T68" style:family="text">
      <style:text-properties fo:color="#2a6099" style:font-name="Source Serif Pro" fo:font-size="13.5pt" style:font-weight-asian="bold" style:font-weight-complex="bold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Preparando o ambiente: utilizando o Postgres com o Kafka Connect</text:span></text:p>
      <text:p text:style-name="P6"><text:span text:style-name="T1"/></text:p>
      <text:p text:style-name="P6"><text:span text:style-name="T1"/></text:p>
      <text:p text:style-name="P7"><text:span text:style-name="T34">Para utilizar o </text:span><text:span text:style-name="Strong_20_Emphasis"><text:span text:style-name="T35">Postgres</text:span></text:span><text:span text:style-name="T33"> </text:span><text:span text:style-name="T34">com o Kafka Connect, é necessário configurar o Postgres para a execução no modo de replicação. Para isso, adicione as seguintes linhas no final do arquivo </text:span><text:span text:style-name="Source_20_Text"><text:span text:style-name="T37">postgresql.conf</text:span></text:span><text:span text:style-name="T38">:</text:span></text:p>
      <text:p text:style-name="P7"><text:span text:style-name="T2"/></text:p>
      <text:p text:style-name="P2"><text:span text:style-name="Source_20_Text"><text:span text:style-name="T49"># LOGGING</text:span></text:span></text:p>
      <text:p text:style-name="P2"><text:span text:style-name="Source_20_Text"><text:span text:style-name="T60">log_min_error_statement = fatal</text:span></text:span></text:p>
      <text:p text:style-name="P2"><text:span text:style-name="Source_20_Text"><text:span text:style-name="T49"># CONNECTION</text:span></text:span></text:p>
      <text:p text:style-name="P2"><text:span text:style-name="Source_20_Text"><text:span text:style-name="T54">listen_addresses</text:span></text:span><text:span text:style-name="Source_20_Text"><text:span text:style-name="T42"> = </text:span></text:span><text:span text:style-name="Source_20_Text"><text:span text:style-name="T59">'*'</text:span></text:span></text:p>
      <text:p text:style-name="P2"><text:span text:style-name="Source_20_Text"><text:span text:style-name="T49"># MODULES</text:span></text:span></text:p>
      <text:p text:style-name="P2"><text:span text:style-name="Source_20_Text"><text:span text:style-name="T54">shared_preload_libraries</text:span></text:span><text:span text:style-name="Source_20_Text"><text:span text:style-name="T42"> = </text:span></text:span><text:span text:style-name="Source_20_Text"><text:span text:style-name="T59">'decoderbufs'</text:span></text:span></text:p>
      <text:p text:style-name="P2"><text:span text:style-name="Source_20_Text"><text:span text:style-name="T49"># REPLICATION</text:span></text:span></text:p>
      <text:p text:style-name="P1"><text:span text:style-name="Source_20_Text"><text:span text:style-name="T55">wal_level</text:span></text:span><text:span text:style-name="Source_20_Text"><text:span text:style-name="T43"> = logical </text:span></text:span><text:span text:style-name="Source_20_Text"><text:span text:style-name="T50"># minimal, archive, hot_standby, or logical (change requires restart)</text:span></text:span></text:p>
      <text:p text:style-name="P4"><text:span text:style-name="Source_20_Text"><text:span text:style-name="T13">max_wal_senders</text:span></text:span><text:span text:style-name="Source_20_Text"><text:span text:style-name="T18"> = </text:span></text:span><text:span text:style-name="Source_20_Text"><text:span text:style-name="T13">1</text:span></text:span><text:span text:style-name="Source_20_Text"><text:span text:style-name="T18"> </text:span></text:span><text:span text:style-name="Source_20_Text"><text:span text:style-name="T9"># max number of walsender processes (change requires restart)</text:span></text:span></text:p>
      <text:p text:style-name="P4"><text:span text:style-name="Source_20_Text"><text:span text:style-name="T9">#wal_keep_segments = 4 # in logfile segments, 16MB each; 0 disables</text:span></text:span></text:p>
      <text:p text:style-name="P4"><text:span text:style-name="Source_20_Text"><text:span text:style-name="T9">#wal_sender_timeout = 60s # in milliseconds; 0 disables</text:span></text:span></text:p>
      <text:p text:style-name="P4"><text:span text:style-name="Source_20_Text"><text:span text:style-name="T13">max_replication_slots</text:span></text:span><text:span text:style-name="Source_20_Text"><text:span text:style-name="T18"> = </text:span></text:span><text:span text:style-name="Source_20_Text"><text:span text:style-name="T13">1</text:span></text:span><text:span text:style-name="Source_20_Text"><text:span text:style-name="T18"> </text:span></text:span><text:span text:style-name="Source_20_Text"><text:span text:style-name="T9"># max number of replication slots (change requires restart)</text:span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10"><text:span text:style-name="T61">A documentação do Confluent traz um </text:span><text:a xlink:type="simple" xlink:href="https://docs.confluent.io/kafka-connectors/debezium-postgres-source/current/overview.html" text:style-name="Internet_20_link" text:visited-style-name="Visited_20_Internet_20_Link"><text:span text:style-name="T67">t</text:span></text:a><text:a xlink:type="simple" xlink:href="https://docs.confluent.io/kafka-connectors/debezium-postgres-source/current/overview.html" text:style-name="Internet_20_link" text:visited-style-name="Visited_20_Internet_20_Link"><text:span text:style-name="T68">utorial completo sobre como configurar o Postgres para utilizá-lo com o Kafka Conntect</text:span></text:a></text:p>
      <text:p text:style-name="P12"><text:span text:style-name="T22">Outra possibilidade, é usar a imagem do Docker</text:span><text:span text:style-name="T27"> </text:span><text:span text:style-name="Source_20_Text"><text:span text:style-name="T26">debezium/postgresql</text:span></text:span><text:span text:style-name="T27">,</text:span><text:span text:style-name="T22"> que já está totalmente configurada para ser usada com o Kafka Connect. Ela pode ser utilizada com o seguinte comando:</text:span></text:p>
      <text:p text:style-name="Text_20_body"><text:line-break/><text:span text:style-name="Source_20_Text"><text:span text:style-name="T28">docker run --name postgres -e POSTGRES_PASSWORD=postgres -p 5432:5432 -d debezium/postgres:15</text:span></text:span></text:p>
      <text:p text:style-name="P11">Por fim, depois que o Postgres for totalmente configurado, é necessário instalar dois plugins no Confluent Kafka para a utilização do Postgres com o Kafka Connect. Para isso, basta executar os seguintes comandos:</text:p>
      <text:p text:style-name="P7"/>
      <text:p text:style-name="P7"/>
      <text:p text:style-name="P7"/>
      <text:p text:style-name="P3"><text:soft-page-break/><text:span text:style-name="Source_20_Text"><text:span text:style-name="T36">confluent-hub install debezium/debezium-connector-postgresql:2.1.4</text:span></text:span></text:p>
      <text:p text:style-name="P7"/>
      <text:p text:style-name="P9">e após o comando: </text:p>
      <text:p text:style-name="P7"/>
      <text:p text:style-name="P3"><text:span text:style-name="Source_20_Text"><text:span text:style-name="T36">confluent-hub install confluentinc/kafka-connect- jdbc:10.7.0</text:span>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2T10:53:54.963407858</meta:creation-date>
    <dc:date>2024-03-22T11:06:33.271588666</dc:date>
    <meta:editing-duration>PT1M48S</meta:editing-duration>
    <meta:editing-cycles>1</meta:editing-cycles>
    <meta:document-statistic meta:table-count="0" meta:image-count="0" meta:object-count="0" meta:page-count="2" meta:paragraph-count="21" meta:word-count="216" meta:character-count="1532" meta:non-whitespace-character-count="1336"/>
    <meta:generator>LibreOffice/6.4.7.2$Linux_X86_64 LibreOffice_project/40$Build-2</meta:generator>
  </office:meta>
</office:document-meta>
</file>